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095d24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7d8a7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c1112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1d25fd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1fa02d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231ee1" style:font-name-asian="WenQuanYi Micro Hei" style:font-size-asian="12pt" style:font-size-complex="12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9" style:family="paragraph" style:parent-style-name="Standard">
      <style:text-properties style:font-name="WenQuanYi Micro Hei" fo:font-size="12pt" fo:font-weight="bold" officeooo:rsid="00071b4d" officeooo:paragraph-rsid="00071b4d" style:font-name-asian="WenQuanYi Micro Hei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WenQuanYi Micro Hei" fo:font-size="12pt" fo:font-weight="bold" officeooo:rsid="001ac128" officeooo:paragraph-rsid="001ac128" style:font-name-asian="WenQuanYi Micro Hei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WenQuanYi Micro Hei" fo:font-size="12pt" fo:font-weight="bold" officeooo:rsid="001e2eb0" officeooo:paragraph-rsid="001e2eb0" style:font-name-asian="WenQuanYi Micro Hei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WenQuanYi Micro Hei" fo:font-size="12pt" fo:font-weight="bold" officeooo:rsid="00236470" officeooo:paragraph-rsid="00231ee1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071b4d"/>
    </style:style>
    <style:style style:name="T2" style:family="text">
      <style:text-properties officeooo:rsid="00095d24"/>
    </style:style>
    <style:style style:name="T3" style:family="text">
      <style:text-properties officeooo:rsid="0009ba0b"/>
    </style:style>
    <style:style style:name="T4" style:family="text">
      <style:text-properties officeooo:rsid="0010a4f0"/>
    </style:style>
    <style:style style:name="T5" style:family="text">
      <style:text-properties style:font-name="WenQuanYi Micro Hei" fo:font-size="12pt" style:font-name-asian="WenQuanYi Micro Hei" style:font-size-asian="12pt" style:font-size-complex="12pt"/>
    </style:style>
    <style:style style:name="T6" style:family="text">
      <style:text-properties style:font-name="WenQuanYi Micro Hei" fo:font-size="12pt" officeooo:rsid="001341b0" style:font-name-asian="WenQuanYi Micro Hei" style:font-size-asian="12pt" style:font-size-complex="12pt"/>
    </style:style>
    <style:style style:name="T7" style:family="text">
      <style:text-properties officeooo:rsid="0017d8a7"/>
    </style:style>
    <style:style style:name="T8" style:family="text">
      <style:text-properties officeooo:rsid="00185471"/>
    </style:style>
    <style:style style:name="T9" style:family="text">
      <style:text-properties officeooo:rsid="0019e37f"/>
    </style:style>
    <style:style style:name="T10" style:family="text">
      <style:text-properties officeooo:rsid="001ac128"/>
    </style:style>
    <style:style style:name="T11" style:family="text">
      <style:text-properties officeooo:rsid="001c1112"/>
    </style:style>
    <style:style style:name="T12" style:family="text">
      <style:text-properties officeooo:rsid="001d25fd"/>
    </style:style>
    <style:style style:name="T13" style:family="text">
      <style:text-properties officeooo:rsid="001e2eb0"/>
    </style:style>
    <style:style style:name="T14" style:family="text">
      <style:text-properties officeooo:rsid="002179c9"/>
    </style:style>
    <style:style style:name="T15" style:family="text">
      <style:text-properties officeooo:rsid="00231ee1"/>
    </style:style>
    <style:style style:name="T16" style:family="text">
      <style:text-properties officeooo:rsid="002364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语言标准库中的错误报告用法有三种形式。</text:p>
      <text:p text:style-name="P9">1、errno</text:p>
      <text:p text:style-name="P2"><text:span text:style-name="T1">errno在</text:span><text:span text:style-name="T2">&lt;errno.h&gt;头文件中定义</text:span><text:span text:style-name="T3">，如下</text:span></text:p>
      <text:p text:style-name="P8">#ifndef errno</text:p>
      <text:p text:style-name="P8">extern int errno;</text:p>
      <text:p text:style-name="P8">#endif</text:p>
      <text:p text:style-name="P2"><text:span text:style-name="T2">外部变量errno保存库程序中实现定义的错误码</text:span><text:span text:style-name="T4">，通常被定义为errno.h中以E开头的宏，</text:span></text:p>
      <text:p text:style-name="Standard"><text:span text:style-name="T5">所有错误码都是正整数</text:span><text:span text:style-name="T6">，如下例子</text:span></text:p>
      <text:p text:style-name="P8"># define EDOM <text:s text:c="2"/>33 <text:s text:c="5"/>/* Math argument out of domain of function. <text:s/>*/</text:p>
      <text:p text:style-name="P3"><text:span text:style-name="T1">EDOM的意思是参数不在数学函数能接受的域中</text:span><text:span text:style-name="T9">，稍后的例子中用到了这个宏。</text:span></text:p>
      <text:p text:style-name="P3"><text:span text:style-name="T1">errno的常见用法是在调用库函数之前先清零</text:span><text:span text:style-name="T8">，随后再进行检查</text:span><text:span text:style-name="T7">。</text:span></text:p>
      <text:p text:style-name="P10">2、strerror</text:p>
      <text:p text:style-name="P4"><text:span text:style-name="T10">strerror在</text:span><text:span text:style-name="T11">&lt;string.h&gt;中定义，如下</text:span></text:p>
      <text:p text:style-name="P8">__BEGIN_NAMESPACE_STD</text:p>
      <text:p text:style-name="P8">/* Return a string describing the meaning of the `errno' code in ERRNUM. <text:s/>*/</text:p>
      <text:p text:style-name="P8">extern char *strerror (int __errnum) __THROW;</text:p>
      <text:p text:style-name="P8">__END_NAMESPACE_STD</text:p>
      <text:p text:style-name="P5">函数<text:span text:style-name="T10">strerror返回一个错误消息字符串的指针</text:span><text:span text:style-name="T12">，其内容是由实现定义的，字符串不能修改，但可以在后续调用</text:span><text:span text:style-name="T10">strerror函数是覆盖</text:span><text:span text:style-name="T12">。</text:span></text:p>
      <text:p text:style-name="P11">3、perror</text:p>
      <text:p text:style-name="P6"><text:span text:style-name="T13">perror</text:span><text:span text:style-name="T10">在</text:span><text:span text:style-name="T11">&lt;stdio.h&gt;中定义，如下</text:span></text:p>
      <text:p text:style-name="P8">__BEGIN_NAMESPACE_STD</text:p>
      <text:p text:style-name="P8">/* Print a message describing the meaning of the value of errno.</text:p>
      <text:p text:style-name="P8"><text:s text:c="3"/>This function is a possible cancellation point and therefore not</text:p>
      <text:p text:style-name="P8"><text:s text:c="3"/>marked with __THROW. <text:s/>*/</text:p>
      <text:p text:style-name="P8">extern void perror (const char *__s);</text:p>
      <text:p text:style-name="P8">__END_NAMESPACE_STD</text:p>
      <text:p text:style-name="P7"><text:span text:style-name="T14">函数</text:span><text:span text:style-name="T13">perror在标准错误输出流中打印下面的序列</text:span><text:span text:style-name="T15">：参数字符串s、冒号、空格、包含errno中当前错误码的错误短消息和换行符。在标准C语言中</text:span><text:span text:style-name="T16">，如果s是NULL指针或NULL字符的指针，则只打印错误短消息，而不打印前面的参数字符串s、冒号及空格。</text:span></text:p>
      <text:p text:style-name="P12">下面是几个简单的例子</text:p>
      <text:p text:style-name="P8">#include &lt;stdio.h&gt;</text:p>
      <text:p text:style-name="P8">#include &lt;errno.h&gt;</text:p>
      <text:p text:style-name="P8">#include &lt;string.h&gt;</text:p>
      <text:p text:style-name="P8">#include &lt;math.h&gt;</text:p>
      <text:p text:style-name="P8"/>
      <text:p text:style-name="P8">int main(void)</text:p>
      <text:p text:style-name="P8">{</text:p>
      <text:p text:style-name="P8"><text:s text:c="4"/>errno = 0;</text:p>
      <text:p text:style-name="P8"><text:s text:c="4"/>int s = sqrt(-1);</text:p>
      <text:p text:style-name="P8"><text:s text:c="4"/>if (errno) {</text:p>
      <text:p text:style-name="P8"><text:s text:c="8"/>printf("errno = %d\n", errno); // errno = 33</text:p>
      <text:p text:style-name="P8"><text:s text:c="8"/>perror("sqrt failed"); // sqrt failed: Numerical argument out of domain</text:p>
      <text:p text:style-name="P8"><text:s text:c="8"/>printf("error: %s\n", strerror(errno)); // error: Numerical argument out of domain</text:p>
      <text:p text:style-name="P8"><text:soft-page-break/><text:s text:c="4"/>}</text:p>
      <text:p text:style-name="P8"/>
      <text:p text:style-name="P8"><text:s text:c="4"/>return 0;</text:p>
      <text:p text:style-name="P8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22T18:39:32</meta:creation-date>
    <meta:generator>LibreOffice/4.0.2.2$Linux_X86_64 LibreOffice_project/400m0$Build-2</meta:generator>
    <dc:date>2015-04-22T19:54:58</dc:date>
    <dc:creator>hanjunjie </dc:creator>
    <meta:editing-duration>PT37M11S</meta:editing-duration>
    <meta:editing-cycles>37</meta:editing-cycles>
    <meta:document-statistic meta:table-count="0" meta:image-count="0" meta:object-count="0" meta:page-count="2" meta:paragraph-count="43" meta:word-count="465" meta:character-count="1321" meta:non-whitespace-character-count="1162"/>
  </office:meta>
</office:document-meta>
</file>